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bb4f" officeooo:paragraph-rsid="0001bb4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officeooo:rsid="0001bb4f" officeooo:paragraph-rsid="0003f76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1bb4f" officeooo:paragraph-rsid="0001bb4f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1bb4f" officeooo:paragraph-rsid="0001bb4f" style:font-size-asian="15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1bb4f" officeooo:paragraph-rsid="00024e5a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officeooo:rsid="0001bb4f" officeooo:paragraph-rsid="0001bb4f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officeooo:rsid="0001bb4f" officeooo:paragraph-rsid="0003a8a7" style:font-size-asian="15pt" style:font-size-complex="15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5pt" style:text-underline-style="none" officeooo:rsid="0003f763" officeooo:paragraph-rsid="0003f763" style:font-size-asian="15pt" style:font-size-complex="15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5pt" style:text-underline-style="none" officeooo:rsid="0003f763" officeooo:paragraph-rsid="0003f763" style:font-size-asian="15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4" style:family="paragraph" style:parent-style-name="Standard" style:list-style-name="L9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5" style:family="paragraph" style:parent-style-name="Standard" style:list-style-name="L10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5pt" officeooo:paragraph-rsid="0003f763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1bb4f" officeooo:paragraph-rsid="0001bb4f" style:font-size-asian="26pt" style:font-size-complex="26pt"/>
    </style:style>
    <style:style style:name="T1" style:family="text">
      <style:text-properties officeooo:rsid="00024e5a"/>
    </style:style>
    <style:style style:name="T2" style:family="text">
      <style:text-properties officeooo:rsid="0003a8a7"/>
    </style:style>
    <style:style style:name="T3" style:family="text">
      <style:text-properties fo:font-size="16pt" style:text-underline-style="none" officeooo:rsid="0003f763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officeooo:rsid="0003f763" style:font-size-asian="18pt" style:font-size-complex="1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3f763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3f763" style:font-weight-asian="bold" style:font-weight-complex="bold"/>
    </style:style>
    <style:style style:name="T11" style:family="text">
      <style:text-properties style:text-underline-style="none" officeooo:rsid="0003f7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ZChapter7</text:p>
      <text:p text:style-name="P3"/>
      <text:p text:style-name="P1">User Management</text:p>
      <text:list xml:id="list3740647274" text:style-name="L1">
        <text:list-item>
          <text:p text:style-name="P4">Home Page</text:p>
        </text:list-item>
        <text:list-item>
          <text:p text:style-name="P4">Sign Up</text:p>
        </text:list-item>
        <text:list-item>
          <text:p text:style-name="P4">Login</text:p>
        </text:list-item>
      </text:list>
      <text:list xml:id="list4131360411" text:style-name="L3">
        <text:list-item>
          <text:list>
            <text:list-header>
              <text:p text:style-name="P8">1.Forgotten Password.</text:p>
              <text:p text:style-name="P16"><text:span text:style-name="T11">2.Change Password mail will be </text:span>generate<text:span text:style-name="T11">.</text:span></text:p>
            </text:list-header>
          </text:list>
        </text:list-item>
      </text:list>
      <text:list xml:id="list170240538136778" text:continue-list="list3740647274" text:style-name="L1">
        <text:list-item>
          <text:p text:style-name="P4">Our Process</text:p>
        </text:list-item>
        <text:list-item>
          <text:p text:style-name="P4">learning Center</text:p>
        </text:list-item>
      </text:list>
      <text:p text:style-name="P6"><text:tab/><text:tab/><text:span text:style-name="T1">1.Searching Artical</text:span></text:p>
      <text:p text:style-name="P7"><text:tab/><text:tab/><text:span text:style-name="T1">2.Showing Catagory Tabs</text:span></text:p>
      <text:p text:style-name="P7"><text:tab/><text:tab/><text:span text:style-name="T2">3.Content of the Catagories</text:span></text:p>
      <text:p text:style-name="P7"><text:tab/><text:tab/><text:span text:style-name="T2">4.Click Read More then open Article Page</text:span></text:p>
      <text:p text:style-name="P7"><text:tab/><text:tab/><text:span text:style-name="T2">5.Showing Article Page on click Read More then open Artical View <text:tab/><text:tab/>More Page. <text:s text:c="2"/></text:span></text:p>
      <text:list xml:id="list170238945287795" text:continue-numbering="true" text:style-name="L1">
        <text:list-item>
          <text:p text:style-name="P4">Service Terms</text:p>
        </text:list-item>
        <text:list-item>
          <text:p text:style-name="P5"><text:span text:style-name="T1">C</text:span>areer</text:p>
        </text:list-item>
        <text:list-item>
          <text:p text:style-name="P5"><text:span text:style-name="T1">Team</text:span></text:p>
        </text:list-item>
        <text:list-item>
          <text:p text:style-name="P5"><text:span text:style-name="T1">S</text:span>upporters<text:tab/></text:p>
        </text:list-item>
        <text:list-item>
          <text:p text:style-name="P10">Logout</text:p>
        </text:list-item>
      </text:list>
      <text:p text:style-name="P2"><text:tab/><text:tab/><text:tab/><text:tab/><text:tab/><text:span text:style-name="T10">Admin </text:span><text:span text:style-name="T9">Management</text:span></text:p>
      <text:list xml:id="list1109481207" text:style-name="L6">
        <text:list-item>
          <text:p text:style-name="P11">Login</text:p>
        </text:list-item>
      </text:list>
      <text:list xml:id="list872566714" text:style-name="L5">
        <text:list-item>
          <text:p text:style-name="P9">Home Page</text:p>
        </text:list-item>
        <text:list-item>
          <text:p text:style-name="P9">Static Page</text:p>
          <text:list>
            <text:list-item>
              <text:list>
                <text:list-header>
                  <text:p text:style-name="P12">1.Edit</text:p>
                  <text:p text:style-name="P12">2.Delete</text:p>
                </text:list-header>
              </text:list>
            </text:list-item>
          </text:list>
        </text:list-item>
        <text:list-item>
          <text:p text:style-name="P9">User Management</text:p>
        </text:list-item>
      </text:list>
      <text:list xml:id="list1484793639" text:style-name="L8">
        <text:list-item>
          <text:list>
            <text:list-item>
              <text:list>
                <text:list-item>
                  <text:p text:style-name="P13">Edit</text:p>
                </text:list-item>
                <text:list-item>
                  <text:p text:style-name="P13">Delete</text:p>
                </text:list-item>
                <text:list-item>
                  <text:p text:style-name="P13">Status Make Active or Inactive</text:p>
                </text:list-item>
              </text:list>
            </text:list-item>
          </text:list>
        </text:list-item>
      </text:list>
      <text:list xml:id="list170239513059411" text:continue-list="list872566714" text:style-name="L5">
        <text:list-item>
          <text:p text:style-name="P9">Catagory Management</text:p>
        </text:list-item>
      </text:list>
      <text:list xml:id="list1433114744" text:style-name="L9">
        <text:list-item>
          <text:list>
            <text:list-item>
              <text:list>
                <text:list-item>
                  <text:p text:style-name="P14">Add</text:p>
                </text:list-item>
                <text:list-item>
                  <text:p text:style-name="P14">Edit</text:p>
                </text:list-item>
                <text:list-item>
                  <text:p text:style-name="P14">Delete</text:p>
                </text:list-item>
                <text:list-item>
                  <text:p text:style-name="P14">Status Make Active or Inactive</text:p>
                </text:list-item>
              </text:list>
            </text:list-item>
          </text:list>
        </text:list-item>
      </text:list>
      <text:list xml:id="list170239607274474" text:continue-list="list170239513059411" text:style-name="L5">
        <text:list-item>
          <text:p text:style-name="P12">Article Management</text:p>
        </text:list-item>
      </text:list>
      <text:list xml:id="list1866839311" text:style-name="L10">
        <text:list-item>
          <text:list>
            <text:list-item>
              <text:p text:style-name="P15">Add</text:p>
            </text:list-item>
            <text:list-item>
              <text:p text:style-name="P15">Edit</text:p>
            </text:list-item>
            <text:list-item>
              <text:p text:style-name="P15">Delete</text:p>
            </text:list-item>
          </text:list>
        </text:list-item>
      </text:list>
      <text:list xml:id="list170239877051749" text:continue-list="list170239607274474" text:style-name="L5">
        <text:list-item>
          <text:p text:style-name="P12">Logo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6:09:36.203280979</meta:creation-date>
    <dc:date>2019-04-03T17:02:38.162205753</dc:date>
    <meta:editing-duration>PT1M26S</meta:editing-duration>
    <meta:editing-cycles>1</meta:editing-cycles>
    <meta:document-statistic meta:table-count="0" meta:image-count="0" meta:object-count="0" meta:page-count="1" meta:paragraph-count="39" meta:word-count="118" meta:character-count="625" meta:non-whitespace-character-count="554"/>
    <meta:generator>LibreOffice/6.0.7.3$Linux_X86_64 LibreOffice_project/00m0$Build-3</meta:generator>
  </office:meta>
</office:document-meta>
</file>